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eet.google.com/linkredirect?authuser=1&amp;dest=https%3A%2F%2Fdrive.google.com%2Ffile%2Fd%2F11YP5jCHTclopDutaWDVsQF2z0UXo7_To%2Fview%3Fusp%3Dsharing" office:target-frame-name="_blank" xlink:show="new" text:style-name="Internet_20_link" text:visited-style-name="Visited_20_Internet_20_Link">https://drive.google.com/file/d/11YP5jCHTclopDutaWDVsQF2z0UXo7_To/view?usp=sharing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7T17:46:54.32</meta:creation-date>
    <dc:date>2020-12-17T18:19:15.14</dc:date>
    <meta:editing-duration>PT35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" meta:word-count="1" meta:character-count="83"/>
  </office:meta>
</office:document-meta>
</file>